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 (hidden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9T18:19:42.735012981</meta:creation-date>
    <dc:date>2020-12-09T18:20:26.297476405</dc:date>
    <meta:editing-duration>PT44S</meta:editing-duration>
    <meta:editing-cycles>1</meta:editing-cycles>
    <meta:document-statistic meta:table-count="1" meta:cell-count="3" meta:object-count="0"/>
    <meta:generator>LibreOfficeDev/7.2.0.0.alpha0$Linux_X86_64 LibreOffice_project/be012e622b4a3461320852e7c30d278de5eb3315</meta:generator>
  </office:meta>
</office:document-meta>
</file>